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476cm" fo:widows="1" fo:text-indent="0cm" style:auto-text-indent="false"/>
      <style:text-properties fo:font-variant="normal" fo:text-transform="none" fo:color="#292f33" style:font-name="Helvetica Neue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style:line-height-at-least="0.476cm" fo:widows="1" fo:text-indent="0cm" style:auto-text-indent="false"/>
      <style:text-properties fo:font-variant="normal" fo:text-transform="none" fo:color="#292f33" style:font-name="Helvetica Neue" fo:font-size="10.5pt" fo:letter-spacing="normal" fo:font-style="normal" fo:font-weight="normal" officeooo:paragraph-rsid="0008474c"/>
    </style:style>
    <style:style style:name="P3" style:family="paragraph" style:parent-style-name="Standard">
      <style:paragraph-properties fo:margin-left="0cm" fo:margin-right="0cm" style:line-height-at-least="0.476cm" fo:widows="1" fo:text-indent="0cm" style:auto-text-indent="false"/>
      <style:text-properties fo:font-variant="normal" fo:text-transform="none" fo:color="#292f33" style:font-name="Helvetica Neue" fo:font-size="10.5pt" fo:letter-spacing="normal" fo:font-style="normal" fo:font-weight="normal" officeooo:paragraph-rsid="0008474c" style:font-size-asian="10.5pt" style:font-size-complex="10.5pt"/>
    </style:style>
    <style:style style:name="P4" style:family="paragraph" style:parent-style-name="Standard">
      <style:paragraph-properties fo:margin-left="0cm" fo:margin-right="0cm" style:line-height-at-least="0.476cm" fo:widows="1" fo:text-indent="0cm" style:auto-text-indent="false"/>
      <style:text-properties fo:font-variant="normal" fo:text-transform="none" style:use-window-font-color="true" style:font-name="Helvetica Neue" fo:font-size="10.5pt" fo:letter-spacing="normal" fo:font-style="normal" fo:font-weight="normal"/>
    </style:style>
    <style:style style:name="P5" style:family="paragraph" style:parent-style-name="Standard">
      <style:paragraph-properties fo:margin-left="0cm" fo:margin-right="0cm" style:line-height-at-least="0.476cm" fo:widows="1" fo:text-indent="0cm" style:auto-text-indent="false"/>
      <style:text-properties fo:font-variant="normal" fo:text-transform="none" style:use-window-font-color="true" style:font-name="Helvetica Neue" fo:font-size="10.5pt" fo:letter-spacing="normal" fo:font-style="normal" fo:font-weight="normal" officeooo:rsid="000bea12" officeooo:paragraph-rsid="000bea12"/>
    </style:style>
    <style:style style:name="P6" style:family="paragraph" style:parent-style-name="Standard">
      <style:paragraph-properties fo:margin-left="0cm" fo:margin-right="0cm" style:line-height-at-least="0.476cm" fo:widows="1" fo:text-indent="0cm" style:auto-text-indent="false"/>
      <style:text-properties fo:font-variant="normal" fo:text-transform="none" style:use-window-font-color="true" style:text-line-through-style="none" style:text-line-through-type="none" style:font-name="Helvetica Neue" fo:font-size="10.5pt" fo:letter-spacing="normal" fo:font-style="normal" style:text-underline-style="none" fo:font-weight="normal" officeooo:rsid="0008474c" officeooo:paragraph-rsid="0008474c" style:text-blinking="false" style:font-size-asian="10.5pt" style:font-size-complex="10.5pt"/>
    </style:style>
    <style:style style:name="P7" style:family="paragraph" style:parent-style-name="Standard">
      <style:paragraph-properties fo:margin-left="0cm" fo:margin-right="0cm" style:line-height-at-least="0.476cm" fo:widows="1" fo:text-indent="0cm" style:auto-text-indent="false"/>
      <style:text-properties fo:font-variant="normal" fo:text-transform="none" style:use-window-font-color="true" style:text-line-through-style="none" style:text-line-through-type="none" style:font-name="Helvetica Neue" fo:font-size="10.5pt" fo:letter-spacing="normal" fo:font-style="normal" style:text-underline-style="none" fo:font-weight="normal" officeooo:rsid="0009e51f" officeooo:paragraph-rsid="0008474c" style:text-blinking="false" style:font-size-asian="10.5pt" style:font-size-complex="10.5pt"/>
    </style:style>
    <style:style style:name="P8" style:family="paragraph" style:parent-style-name="Standard">
      <style:paragraph-properties fo:margin-left="0cm" fo:margin-right="0cm" style:line-height-at-least="0.476cm" fo:widows="1" fo:text-indent="0cm" style:auto-text-indent="false"/>
      <style:text-properties fo:font-variant="normal" fo:text-transform="none" style:use-window-font-color="true" style:text-line-through-style="none" style:text-line-through-type="none" style:font-name="Helvetica Neue" fo:font-size="10.5pt" fo:letter-spacing="normal" fo:font-style="normal" style:text-underline-style="none" fo:font-weight="normal" officeooo:rsid="0009e51f" officeooo:paragraph-rsid="000bea12" style:text-blinking="false" style:font-size-asian="10.5pt" style:font-size-complex="10.5pt"/>
    </style:style>
    <style:style style:name="P9" style:family="paragraph" style:parent-style-name="Standard">
      <style:paragraph-properties fo:margin-left="0cm" fo:margin-right="0cm" style:line-height-at-least="0.476cm" fo:widows="1" fo:text-indent="0cm" style:auto-text-indent="false"/>
      <style:text-properties fo:font-variant="normal" fo:text-transform="none" style:use-window-font-color="true" style:text-line-through-style="none" style:text-line-through-type="none" style:font-name="Helvetica Neue" fo:font-size="10.5pt" fo:letter-spacing="normal" fo:font-style="normal" style:text-underline-style="none" fo:font-weight="normal" officeooo:rsid="0009e51f" officeooo:paragraph-rsid="000c728e" style:text-blinking="false" style:font-size-asian="10.5pt" style:font-size-complex="10.5pt"/>
    </style:style>
    <style:style style:name="P10" style:family="paragraph" style:parent-style-name="Standard">
      <style:paragraph-properties fo:margin-left="0cm" fo:margin-right="0cm" style:line-height-at-least="0.476cm" fo:widows="1" fo:text-indent="0cm" style:auto-text-indent="false"/>
      <style:text-properties fo:font-variant="normal" fo:text-transform="none" style:use-window-font-color="true" style:text-line-through-style="none" style:text-line-through-type="none" style:font-name="Helvetica Neue" fo:font-size="10.5pt" fo:letter-spacing="normal" fo:font-style="normal" style:text-underline-style="none" fo:font-weight="normal" officeooo:rsid="000c728e" officeooo:paragraph-rsid="000c728e" style:text-blinking="false" style:font-size-asian="10.5pt" style:font-size-complex="10.5pt"/>
    </style:style>
    <style:style style:name="T1" style:family="text">
      <style:text-properties fo:font-variant="normal" fo:text-transform="none" style:use-window-font-color="true" style:font-name="Helvetica Neue" fo:font-size="10.5pt" fo:letter-spacing="normal" fo:font-style="normal" fo:font-weight="normal"/>
    </style:style>
    <style:style style:name="T2" style:family="text">
      <style:text-properties fo:font-variant="normal" fo:text-transform="none" style:use-window-font-color="true" style:font-name="Helvetica Neue" fo:font-size="10.5pt" fo:letter-spacing="normal" fo:font-style="normal" fo:font-weight="normal" officeooo:rsid="000bea12"/>
    </style:style>
    <style:style style:name="T3" style:family="text">
      <style:text-properties fo:color="#5e0f2d" style:text-line-through-style="none" style:text-line-through-type="none" style:text-underline-style="none" officeooo:rsid="0008474c" style:text-blinking="false" style:font-size-asian="10.5pt" style:font-size-complex="10.5pt"/>
    </style:style>
    <style:style style:name="T4" style:family="text">
      <style:text-properties style:text-line-through-style="none" style:text-line-through-type="none" style:text-underline-style="none" officeooo:rsid="0008474c" style:text-blinking="false" style:font-size-asian="10.5pt" style:font-size-complex="10.5pt"/>
    </style:style>
    <style:style style:name="T5" style:family="text">
      <style:text-properties style:text-line-through-style="none" style:text-line-through-type="none" style:text-underline-style="none" officeooo:rsid="000bea12" style:text-blinking="false" style:font-size-asian="10.5pt" style:font-size-complex="10.5pt"/>
    </style:style>
    <style:style style:name="T6" style:family="text">
      <style:text-properties style:use-window-font-color="true" style:text-line-through-style="none" style:text-line-through-type="none" style:text-underline-style="none" style:text-blinking="false" style:font-size-asian="10.5pt" style:font-size-complex="10.5pt"/>
    </style:style>
    <style:style style:name="T7" style:family="text">
      <style:text-properties style:use-window-font-color="true" style:text-line-through-style="none" style:text-line-through-type="none" style:text-underline-style="none" officeooo:rsid="0008474c" style:text-blinking="false" style:font-size-asian="10.5pt" style:font-size-complex="10.5pt"/>
    </style:style>
    <style:style style:name="T8" style:family="text">
      <style:text-properties style:use-window-font-color="true" style:text-line-through-style="none" style:text-line-through-type="none" style:text-underline-style="none" officeooo:rsid="0009e51f" style:text-blinking="false" style:font-size-asian="10.5pt" style:font-size-complex="10.5pt"/>
    </style:style>
    <style:style style:name="T9" style:family="text">
      <style:text-properties style:use-window-font-color="true" style:text-line-through-style="none" style:text-line-through-type="none" style:text-underline-style="none" officeooo:rsid="000b1521" style:text-blinking="false" style:font-size-asian="10.5pt" style:font-size-complex="10.5pt"/>
    </style:style>
    <style:style style:name="T10" style:family="text">
      <style:text-properties style:use-window-font-color="true" style:text-line-through-style="none" style:text-line-through-type="none" style:text-underline-style="none" officeooo:rsid="000bea12" style:text-blinking="false" style:font-size-asian="10.5pt" style:font-size-complex="10.5pt"/>
    </style:style>
    <style:style style:name="T11" style:family="text">
      <style:text-properties style:use-window-font-color="true" style:text-line-through-style="none" style:text-line-through-type="none" style:text-underline-style="none" officeooo:rsid="0009e51f" style:text-blinking="false"/>
    </style:style>
    <style:style style:name="T12" style:family="text">
      <style:text-properties style:use-window-font-color="true" style:text-line-through-style="none" style:text-line-through-type="none" style:text-underline-style="none" officeooo:rsid="000b1521" style:text-blinking="false"/>
    </style:style>
    <style:style style:name="T13" style:family="text">
      <style:text-properties officeooo:rsid="0009e51f"/>
    </style:style>
    <style:style style:name="T14" style:family="text">
      <style:text-properties officeooo:rsid="000bea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oema da Timeline</text:p>
      <text:p text:style-name="P4"/>
      <text:p text:style-name="P4">Em um ano de TV </text:p>
      <text:p text:style-name="P4">Os ataques não são a resposta. </text:p>
      <text:p text:style-name="P4">Meu nome é blurryface</text:p>
      <text:p text:style-name="Standard"><text:span text:style-name="T2">M</text:span><text:span text:style-name="T1">anifesto pela Democracia e pelo Estado de Direito. </text:span></text:p>
      <text:p text:style-name="P4"><text:span text:style-name="T14">E</text:span>u não conheço ninguém <text:span text:style-name="T13">a</text:span>nônimo.</text:p>
      <text:p text:style-name="P4"><text:span text:style-name="T14">I</text:span>legalmente,</text:p>
      <text:p text:style-name="P4">tem muita gente querendo financiar esse negócio.</text:p>
      <text:p text:style-name="P1"><text:a xlink:type="simple" xlink:href="https://twitter.com/hashtag/FIESPGolpista?src=hash" text:style-name="Internet_20_link" text:visited-style-name="Visited_20_Internet_20_Link">#FIESPGolpista</text:a><text:span text:style-name="T6">,</text:span></text:p>
      <text:p text:style-name="P1"><text:span text:style-name="T10">H</text:span><text:span text:style-name="T6">umillan y torturan</text:span></text:p>
      <text:p text:style-name="P2"><text:span text:style-name="T10">E</text:span><text:span text:style-name="T7"> </text:span><text:span text:style-name="T6">o país vive numa espiral crescente de instabilidade.</text:span></text:p>
      <text:p text:style-name="P6">Truque no Facebook,</text:p>
      <text:p text:style-name="P2"><text:span text:style-name="T10">F</text:span><text:span text:style-name="T7">otos da semana,</text:span></text:p>
      <text:p text:style-name="P6">Censura,</text:p>
      <text:p text:style-name="P6">Quem não vê manipulação?</text:p>
      <text:p text:style-name="P6">Dona Lyda Monteiro da Silva dá voltas no túmulo</text:p>
      <text:p text:style-name="P2"><text:span text:style-name="T8">E </text:span><text:span text:style-name="T7">Elis cantou “Como Nossos Pais”</text:span></text:p>
      <text:p text:style-name="P6">Naquela outra social.</text:p>
      <text:p text:style-name="P6">Os efeitos da saturação informativa na atual crise brasileira,</text:p>
      <text:p text:style-name="P6">Skip the resume and cover letter.</text:p>
      <text:p text:style-name="P6">Confira as dezenas sorteadas na Mega-Sena,</text:p>
      <text:p text:style-name="P2"><text:span text:style-name="T8">Look </text:span><text:span text:style-name="T7">New Horizons,</text:span></text:p>
      <text:p text:style-name="P6">Desastre em pedaços</text:p>
      <text:p text:style-name="P2"><text:span text:style-name="T8">Para r</text:span><text:span text:style-name="T7">elembrar as vítimas da ditadura.</text:span></text:p>
      <text:p text:style-name="P6">A sua ideia pode mudar o Brasil</text:p>
      <text:p text:style-name="P2"><text:span text:style-name="T5">É </text:span><text:span text:style-name="T4">a droga do </text:span><text:a xlink:type="simple" xlink:href="https://twitter.com/AmericanExpress" text:style-name="Internet_20_link" text:visited-style-name="Visited_20_Internet_20_Link">@AmericanExpress</text:a><text:span text:style-name="T3">.</text:span></text:p>
      <text:p text:style-name="P6">Acho que se pá eu sou o comunista, </text:p>
      <text:p text:style-name="P6">Blood Orange rocks the house.</text:p>
      <text:p text:style-name="P2"><text:span text:style-name="T8">A</text:span><text:span text:style-name="T7"> república ja foi destruída ou posso ficar de boa por enquanto</text:span><text:span text:style-name="T8">?</text:span></text:p>
      <text:p text:style-name="P9">Nazistas atacam judeus em Varsóvia,</text:p>
      <text:p text:style-name="P10">Judeus atacam palestinos em Jerusalém,</text:p>
      <text:p text:style-name="P7">fascistas atacam sede do PT/BH,</text:p>
      <text:p text:style-name="P7">PCdoB/Campo Grande.</text:p>
      <text:p text:style-name="P7">“The Burning Mountain”</text:p>
      <text:p text:style-name="P7">FHC incita ódio</text:p>
      <text:p text:style-name="P7">Além de apoiar o lixo</text:p>
      <text:p text:style-name="P7">Na capital vestida como os Estados Unidos.</text:p>
      <text:p text:style-name="P7">What happened?</text:p>
      <text:p text:style-name="P7">Por que o Supremo se cala? </text:p>
      <text:p text:style-name="P2"><text:span text:style-name="T9">A</text:span><text:span text:style-name="T8"> verdade uma hora vem à tona.</text:span></text:p>
      <text:p text:style-name="P2"><text:span text:style-name="T9">B</text:span><text:span text:style-name="T8">oatos,</text:span></text:p>
      <text:p text:style-name="P2"><text:span text:style-name="T10">Moro</text:span><text:span text:style-name="T8"> não é de Direito.</text:span></text:p>
      <text:p text:style-name="P7">São Paulo</text:p>
      <text:p text:style-name="P2"><text:span text:style-name="T9">Q</text:span><text:span text:style-name="T8">ue não tinha coração.</text:span></text:p>
      <text:p text:style-name="P3"><text:span text:style-name="T12">G</text:span><text:span text:style-name="T11">rita "Não Vai Ter Golpe",</text:span></text:p>
      <text:p text:style-name="P7">No Welcome Mat for Fascism.</text:p>
      <text:p text:style-name="P7">Liberdade,</text:p>
      <text:p text:style-name="P8">#VemPraDemocrac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22:53:10.497026351</meta:creation-date>
    <dc:date>2016-03-22T13:47:13.948469515</dc:date>
    <meta:editing-duration>PT3M13S</meta:editing-duration>
    <meta:editing-cycles>2</meta:editing-cycles>
    <meta:generator>LibreOffice/5.0.5.2$Linux_X86_64 LibreOffice_project/00m0$Build-2</meta:generator>
    <meta:document-statistic meta:table-count="0" meta:image-count="0" meta:object-count="0" meta:page-count="1" meta:paragraph-count="48" meta:word-count="225" meta:character-count="1319" meta:non-whitespace-character-count="1137"/>
  </office:meta>
</office:document-meta>
</file>